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P2 Réseau</text:p>
      <text:p text:style-name="Standard"/>
      <text:p text:style-name="Standard">Exercice 1 :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DV</text:p>
          </table:table-cell>
          <table:table-cell table:style-name="Tableau1.B1" office:value-type="string">
            <text:p text:style-name="P1">LS</text:p>
          </table:table-cell>
        </table:table-row>
        <table:table-row>
          <table:table-cell table:style-name="Tableau1.A2" office:value-type="string">
            <text:p text:style-name="Table_20_Contents">Très peu de paquets de routages envoyés</text:p>
          </table:table-cell>
          <table:table-cell table:style-name="Tableau1.B2" office:value-type="string">
            <text:p text:style-name="Table_20_Contents">Beaucoup de paquets de routages envoyés</text:p>
            <text:p text:style-name="Table_20_Contents">chaque noeud établis sa propre table de routage qui possède une route pour chaque noeud. La route avec un algorithme du chemin le plus court.</text:p>
            <text:p text:style-name="Table_20_Contents">C'est pour cela qu'il y a beaucoup plus de paquets de validations d'envoyés.</text:p>
          </table:table-cell>
        </table:table-row>
        <table:table-row>
          <table:table-cell table:style-name="Tableau1.A2" office:value-type="string">
            <text:p text:style-name="Table_20_Contents">Rupture de lien, seul le noeud 3 recoit un paquet de routage par le noeud 5 et rétablis un nouveau routage avec les noeuds 4, 6, 7.</text:p>
            <text:p text:style-name="Table_20_Contents">4 paquets UDP sont congestionnés</text:p>
            <text:p text:style-name="Table_20_Contents"/>
            <text:p text:style-name="Table_20_Contents">La rupture est détectée par le noeud 3 à 4.03</text:p>
          </table:table-cell>
          <table:table-cell table:style-name="Tableau1.B2" office:value-type="string">
            <text:p text:style-name="Table_20_Contents">A la rupture de lien, le noeud 4 envoie des paquets UDP au noeud 2. De plus, tous les noeuds envoient des paquets de routages et redéfinissent complétement la route. </text:p>
            <text:p text:style-name="Table_20_Contents">4 paquets UDP sont congestionnés au niveau du noeud 8 cependant, ce qui a été perdu à ce noeud est renvoyé par le noeud 5 au noeud 3</text:p>
            <text:p text:style-name="Table_20_Contents"/>
            <text:p text:style-name="Table_20_Contents">ICI, la rupture est détectée plus rapidement par le noeud 3 à 4.01 secondes, ce qui est environ 20 ms plus rapide.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établissement de lien, la route est redéfinie entre les noeuds 3, 5, 4, 6 et 7 avec quelques paquets de routage.</text:p>
            <text:p text:style-name="Table_20_Contents">Une fois la route refaite, le noeud 3 envoie à nouveau les paquets UDP par le noeud 5.</text:p>
            <text:p text:style-name="Table_20_Contents"/>
            <text:p text:style-name="Table_20_Contents">Le rétablissement est détecté par le noeud 3 à 5,0108</text:p>
          </table:table-cell>
          <table:table-cell table:style-name="Tableau1.B2" office:value-type="string">
            <text:p text:style-name="Table_20_Contents">Rétablissement de lien, la route est comme pour la rupture, complètement redéfinie par tous les noeuds, il y a beaucoup plus de paquets de routages qui transitent afin de remettre à jour chez tous les noeuds toutes les tables de routages.</text:p>
            <text:p text:style-name="Table_20_Contents"/>
            <text:p text:style-name="Table_20_Contents">Le rétablissement est la aussi détecté à 5.0108 secondes, il n'y a pas de différence avec DV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3-18T09:34:12</meta:creation-date>
    <dc:date>2015-03-18T09:59:11</dc:date>
    <meta:editing-duration>PT00H13M29S</meta:editing-duration>
    <meta:editing-cycles>3</meta:editing-cycles>
    <meta:generator>OpenOffice.org/3.1$Unix OpenOffice.org_project/310m19$Build-9420</meta:generator>
    <meta:document-statistic meta:table-count="1" meta:image-count="0" meta:object-count="0" meta:page-count="1" meta:paragraph-count="19" meta:word-count="287" meta:character-count="1524"/>
  </office:meta>
</office:document-meta>
</file>